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A0000004CDC54E64F.png" manifest:media-type="image/png"/>
  <manifest:file-entry manifest:full-path="Pictures/100002010000005B0000005AE9BB74E9.png" manifest:media-type="image/png"/>
  <manifest:file-entry manifest:full-path="Pictures/10000201000000CC000000AE818986AC.png" manifest:media-type="image/png"/>
  <manifest:file-entry manifest:full-path="Pictures/1000020100000217000001C4ED8661E6.png" manifest:media-type="image/png"/>
  <manifest:file-entry manifest:full-path="Pictures/1000020100000254000000A1243F664B.png" manifest:media-type="image/png"/>
  <manifest:file-entry manifest:full-path="Pictures/1000204C00003D9B000010A63DD240DE.svg" manifest:media-type="image/svg+xml"/>
  <manifest:file-entry manifest:full-path="Pictures/100002010000002F0000005FEB2F3945.png" manifest:media-type="image/png"/>
  <manifest:file-entry manifest:full-path="Pictures/100002010000003B0000006A9E035B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6" style:family="graphic" style:parent-style-name="standard">
      <style:graphic-properties svg:stroke-color="#000000" draw:fill="gradient" draw:fill-gradient-name="bat" draw:textarea-horizontal-align="justify" draw:textarea-vertical-align="middle" draw:auto-grow-height="false" fo:min-height="1.719cm" fo:min-width="2.5cm"/>
    </style:style>
    <style:style style:name="gr7" style:family="graphic" style:parent-style-name="standard">
      <style:graphic-properties svg:stroke-color="#c5000b" draw:fill-color="#c5000b" draw:textarea-horizontal-align="justify" draw:textarea-vertical-align="middle" draw:auto-grow-height="false" fo:min-height="0.154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1c1c1c" draw:fill-color="#1c1c1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="gradient" draw:fill-gradient-name="Tango_20_Purple" draw:textarea-horizontal-align="justify" draw:textarea-vertical-align="middle" draw:auto-grow-height="false" fo:min-height="1.967cm" fo:min-width="1.701cm"/>
    </style:style>
    <style:style style:name="gr11" style:family="graphic" style:parent-style-name="standard">
      <style:graphic-properties svg:stroke-color="#000000" draw:fill="gradient" draw:fill-gradient-name="Tango_20_Purple" draw:textarea-horizontal-align="justify" draw:textarea-vertical-align="middle" draw:auto-grow-height="false" fo:min-height="0.489cm" fo:min-width="0.401cm"/>
    </style:style>
    <style:style style:name="gr1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svg:stroke-width="0.1cm" svg:stroke-color="#ff0000" draw:marker-start="" draw:marker-start-width="0.35cm" draw:marker-end="Extrémités_20_de_20_flèche_20_1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svg:stroke-width="0.1cm" svg:stroke-color="#ff0000" draw:marker-start="Extrémités_20_de_20_flèche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cc00" draw:marker-start-width="0.35cm" draw:marker-end-width="0.3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Ultrafine_20_Dashed"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6600" draw:marker-start-width="0.35cm" draw:marker-end-width="0.35cm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ff6600" draw:marker-start-width="0.35cm" draw:marker-end-width="0.35cm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808080" draw:marker-start-width="0.35cm" draw:marker-end-width="0.35cm" draw:textarea-vertical-align="middle" fo:padding-top="0.175cm" fo:padding-bottom="0.175cm" fo:padding-left="0.3cm" fo:padding-right="0.3cm" draw:shadow="hidden"/>
    </style:style>
    <style:style style:name="gr26" style:family="graphic" style:parent-style-name="standard">
      <style:graphic-properties svg:stroke-width="0.1cm" svg:stroke-color="#0000cc" draw:marker-start-width="0.35cm" draw:marker-end-width="0.35cm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ffff00" draw:marker-start-width="0.35cm" draw:marker-end-width="0.35cm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dash" draw:stroke-dash="Fine_20_Dotted" svg:stroke-width="0.1cm" svg:stroke-color="#000000" draw:marker-start-width="0.35cm" draw:marker-end-width="0.35cm" draw:fill="none" draw:textarea-horizontal-align="justify" draw:textarea-vertical-align="top" draw:auto-grow-height="false" fo:min-height="10.15cm" fo:min-width="4.7cm" fo:padding-top="0.175cm" fo:padding-bottom="0.175cm" fo:padding-left="0.3cm" fo:padding-right="0.3cm"/>
    </style:style>
    <style:style style:name="gr29" style:family="graphic" style:parent-style-name="standard">
      <style:graphic-properties draw:stroke="none" draw:fill="gradient" draw:fill-gradient-name="Gradient_20_2" draw:textarea-horizontal-align="justify" draw:textarea-vertical-align="middle" draw:auto-grow-height="false" fo:min-height="1.05cm" fo:min-width="1.7cm"/>
    </style:style>
    <style:style style:name="gr30" style:family="graphic" style:parent-style-name="standard">
      <style:graphic-properties svg:stroke-width="0.1cm" svg:stroke-color="#0000ff" draw:marker-start-width="0.35cm" draw:marker-end-width="0.35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33ff" draw:marker-start-width="0.35cm" draw:marker-end-width="0.35cm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ff00" draw:marker-start-width="0.35cm" draw:marker-end-width="0.35cm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draw:fill="solid" draw:fill-color="#ffd320" draw:textarea-vertical-align="middle" draw:auto-grow-height="false" fo:min-height="0.238cm" fo:min-width="0cm"/>
    </style:style>
    <style:style style:name="gr3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35cm" fo:min-width="0.1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36" style:family="graphic" style:parent-style-name="standard">
      <style:graphic-properties draw:stroke="solid"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color="#eeeeee" fo:font-weight="bold" style:font-weight-asian="bold" style:font-weight-complex="bold"/>
    </style:style>
    <style:style style:name="T2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7" draw:id="id7" draw:layer="layout" svg:width="2.08cm" svg:height="3.739cm" svg:x="2cm" svg:y="14cm">
          <draw:image xlink:href="Pictures/100002010000003B0000006A9E035B35.png" xlink:type="simple" xlink:show="embed" xlink:actuate="onLoad">
            <text:p/>
          </draw:image>
          <draw:glue-point draw:id="4" svg:x="3.552cm" svg:y="-2.054cm"/>
          <draw:glue-point draw:id="5" svg:x="2.11cm" svg:y="-2.588cm"/>
        </draw:frame>
        <draw:frame draw:style-name="gr2" draw:text-style-name="P1" xml:id="id10" draw:id="id10" draw:layer="layout" svg:width="1.657cm" svg:height="3.351cm" svg:x="14.343cm" svg:y="3.4cm">
          <draw:image xlink:href="Pictures/100002010000002F0000005FEB2F3945.png" xlink:type="simple" xlink:show="embed" xlink:actuate="onLoad">
            <text:p text:style-name="P1"><text:s/><text:span text:style-name="T1"><text:s/></text:span><text:span text:style-name="T2">IAT</text:span></text:p>
            <text:p text:style-name="P1"/>
          </draw:image>
          <draw:glue-point draw:id="4" svg:x="-0.76cm" svg:y="-3.503cm"/>
          <draw:glue-point draw:id="5" svg:x="1.629cm" svg:y="-3.503cm"/>
        </draw:frame>
        <draw:g xml:id="id1" draw:id="id1">
          <draw:glue-point draw:id="4" svg:x="3.1cm" svg:y="-1.093cm"/>
          <draw:glue-point draw:id="5" svg:x="2.6cm" svg:y="-1cm"/>
          <draw:glue-point draw:id="6" svg:x="2.1cm" svg:y="-1cm"/>
          <draw:glue-point draw:id="7" svg:x="1.5cm" svg:y="-1cm"/>
          <draw:glue-point draw:id="8" svg:x="1cm" svg:y="-1cm"/>
          <draw:glue-point draw:id="9" svg:x="0.5cm" svg:y="-1cm"/>
          <draw:glue-point draw:id="10" svg:x="0cm" svg:y="-1cm"/>
          <draw:glue-point draw:id="11" svg:x="-0.5cm" svg:y="-1cm"/>
          <draw:glue-point draw:id="12" svg:x="-1cm" svg:y="-1cm"/>
          <draw:glue-point draw:id="13" svg:x="-1.5cm" svg:y="-1cm"/>
          <draw:glue-point draw:id="14" svg:x="-2cm" svg:y="-1cm"/>
          <draw:glue-point draw:id="15" svg:x="-2.6cm" svg:y="-1cm"/>
          <draw:glue-point draw:id="16" svg:x="-3.1cm" svg:y="-1cm"/>
          <draw:glue-point draw:id="17" svg:x="-2.8cm" svg:y="1cm"/>
          <draw:glue-point draw:id="18" svg:x="-2.3cm" svg:y="1cm"/>
          <draw:glue-point draw:id="19" svg:x="-1.8cm" svg:y="1cm"/>
          <draw:glue-point draw:id="20" svg:x="-1.3cm" svg:y="1cm"/>
          <draw:glue-point draw:id="21" svg:x="-0.8cm" svg:y="1cm"/>
          <draw:glue-point draw:id="22" svg:x="-0.3cm" svg:y="1cm"/>
          <draw:glue-point draw:id="23" svg:x="0.3cm" svg:y="1cm"/>
          <draw:glue-point draw:id="24" svg:x="0.8cm" svg:y="1cm"/>
          <draw:glue-point draw:id="25" svg:x="1.3cm" svg:y="1cm"/>
          <draw:glue-point draw:id="26" svg:x="1.8cm" svg:y="1cm"/>
          <draw:glue-point draw:id="27" svg:x="2.3cm" svg:y="1cm"/>
          <draw:glue-point draw:id="28" svg:x="2.8cm" svg:y="1cm"/>
          <draw:glue-point draw:id="29" svg:x="4.8cm" svg:y="-2.2cm"/>
          <draw:glue-point draw:id="30" svg:x="4.8cm" svg:y="-0.6cm"/>
          <draw:frame draw:style-name="gr3" draw:text-style-name="P1" draw:layer="layout" svg:width="10cm" svg:height="2.5cm" svg:x="8.3cm" svg:y="14.7cm">
            <draw:image xlink:href="Pictures/1000204C00003D9B000010A63DD240DE.svg" xlink:type="simple" xlink:show="embed" xlink:actuate="onLoad">
              <text:p/>
            </draw:image>
            <draw:image xlink:href="Pictures/1000020100000254000000A1243F664B.png" xlink:type="simple" xlink:show="embed" xlink:actuate="onLoad"/>
          </draw:frame>
          <draw:frame draw:style-name="gr4" draw:text-style-name="P2" draw:layer="layout" svg:width="0.7cm" svg:height="0.655cm" svg:x="9.6cm" svg:y="15.208cm">
            <draw:text-box>
              <text:p text:style-name="P2"><text:span text:style-name="T3">1</text:span></text:p>
            </draw:text-box>
          </draw:frame>
          <draw:frame draw:style-name="gr4" draw:text-style-name="P2" draw:layer="layout" svg:width="1cm" svg:height="0.655cm" svg:x="16.2cm" svg:y="15.208cm">
            <draw:text-box>
              <text:p text:style-name="P2"><text:span text:style-name="T3">13</text:span></text:p>
            </draw:text-box>
          </draw:frame>
          <draw:frame draw:style-name="gr5" draw:text-style-name="P2" draw:layer="layout" svg:width="1.1cm" svg:height="1.055cm" svg:x="9.7cm" svg:y="16.083cm">
            <draw:text-box>
              <text:p text:style-name="P2"><text:span text:style-name="T3">14</text:span></text:p>
            </draw:text-box>
          </draw:frame>
          <draw:frame draw:style-name="gr4" draw:text-style-name="P2" draw:layer="layout" svg:width="0.9cm" svg:height="0.655cm" svg:x="16cm" svg:y="16.021cm">
            <draw:text-box>
              <text:p text:style-name="P2"><text:span text:style-name="T3">25</text:span></text:p>
            </draw:text-box>
          </draw:frame>
        </draw:g>
        <draw:g xml:id="id21" draw:id="id21">
          <draw:glue-point draw:id="4" svg:x="-3.666cm" svg:y="-5cm"/>
          <draw:glue-point draw:id="5" svg:x="3.646cm" svg:y="-5cm"/>
          <draw:glue-point draw:id="6" svg:x="-3.686cm" svg:y="-5cm"/>
          <draw:glue-point draw:id="7" svg:x="-2.02cm" svg:y="-1.363cm"/>
          <draw:custom-shape draw:style-name="gr6" draw:text-style-name="P1" draw:layer="layout" svg:width="3cm" svg:height="1.969cm" svg:x="24.406cm" svg:y="18.43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1" draw:layer="layout" svg:width="0.362cm" svg:height="0.404cm" svg:x="24.613cm" svg:y="18.606cm">
            <text:p/>
            <draw:enhanced-geometry svg:viewBox="0 0 21600 21600" draw:glue-points="10800 0 0 10800 10800 21600 21600 10800" draw:path-stretchpoint-x="10800" draw:path-stretchpoint-y="10800" draw:text-areas="?f1 ?f1 ?f2 ?f3" draw:mirror-horizontal="true" draw:type="cross" draw:modifiers="8658.4878744650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11cm" svg:height="0.116cm" svg:x="26.887cm" svg:y="18.7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1" draw:layer="layout" svg:width="0.311cm" svg:height="0.231cm" svg:x="26.887cm" svg:y="18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1" draw:layer="layout" svg:width="0.311cm" svg:height="0.231cm" svg:x="24.612cm" svg:y="18.2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2" draw:text-style-name="P1" xml:id="id9" draw:id="id9" draw:layer="layout" svg:width="2.6cm" svg:height="2.438cm" svg:x="16.6cm" svg:y="6.1cm">
          <draw:image xlink:href="Pictures/10000201000000CC000000AE818986AC.png" xlink:type="simple" xlink:show="embed" xlink:actuate="onLoad">
            <text:p text:style-name="P1">TPS </text:p>
          </draw:image>
          <draw:glue-point draw:id="4" svg:x="-5cm" svg:y="-1.148cm"/>
          <draw:glue-point draw:id="5" svg:x="-5cm" svg:y="0.073cm"/>
          <draw:glue-point draw:id="6" svg:x="-5cm" svg:y="1.714cm"/>
        </draw:frame>
        <draw:frame draw:style-name="gr3" draw:text-style-name="P1" xml:id="id11" draw:id="id11" draw:layer="layout" svg:width="1.657cm" svg:height="3.3cm" svg:x="9.9cm" svg:y="3.5cm">
          <draw:image xlink:href="Pictures/100002010000002F0000005FEB2F3945.png" xlink:type="simple" xlink:show="embed" xlink:actuate="onLoad">
            <text:p text:style-name="P1"><text:span text:style-name="T4">CLT</text:span><text:span text:style-name="T5"> </text:span></text:p>
            <text:p text:style-name="P1"/>
          </draw:image>
          <draw:glue-point draw:id="4" svg:x="-1.629cm" svg:y="-3.481cm"/>
          <draw:glue-point draw:id="5" svg:x="0.772cm" svg:y="-3.481cm"/>
        </draw:frame>
        <draw:g xml:id="id4" draw:id="id4">
          <draw:glue-point draw:id="4" svg:x="3.636cm" svg:y="-4.586cm"/>
          <draw:glue-point draw:id="5" svg:x="-4.545cm" svg:y="-2.729cm"/>
          <draw:glue-point draw:id="6" svg:x="-5cm" svg:y="-1.904cm"/>
          <draw:custom-shape draw:style-name="gr10" draw:text-style-name="P3" draw:layer="layout" svg:width="2.2cm" svg:height="4.2cm" svg:x="27cm" svg:y="5cm">
            <text:p text:style-name="P3"><text:span text:style-name="T6">Pompe</text:span></text:p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11" draw:text-style-name="P1" draw:layer="layout" svg:width="0.9cm" svg:height="1.4cm" svg:x="28.265cm" svg:y="4.353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</draw:g>
        <draw:g xml:id="id20" draw:id="id20">
          <draw:line draw:style-name="gr12" draw:text-style-name="P1" draw:layer="layout" svg:x1="27.6cm" svg:y1="19.2cm" svg:x2="29cm" svg:y2="19.2cm">
            <text:p/>
          </draw:line>
          <draw:line draw:style-name="gr12" draw:text-style-name="P1" draw:layer="layout" svg:x1="27.9cm" svg:y1="19.5cm" svg:x2="28.8cm" svg:y2="19.5cm">
            <text:p/>
          </draw:line>
          <draw:line draw:style-name="gr12" draw:text-style-name="P1" draw:layer="layout" svg:x1="28.2cm" svg:y1="19.8cm" svg:x2="28.5cm" svg:y2="19.8cm">
            <text:p/>
          </draw:line>
        </draw:g>
        <draw:frame draw:style-name="gr13" draw:text-style-name="P1" xml:id="id5" draw:id="id5" draw:layer="layout" svg:width="2.407cm" svg:height="2.381cm" svg:x="23.386cm" svg:y="4.791cm">
          <draw:image xlink:href="Pictures/100002010000005B0000005AE9BB74E9.png" xlink:type="simple" xlink:show="embed" xlink:actuate="onLoad">
            <text:p/>
          </draw:image>
          <draw:glue-point draw:id="4" svg:x="-2.891cm" svg:y="5.002cm"/>
          <draw:glue-point draw:id="5" svg:x="2.509cm" svg:y="5.002cm"/>
          <draw:glue-point draw:id="6" svg:x="0.016cm" svg:y="5.002cm"/>
          <draw:glue-point draw:id="7" svg:x="-2.891cm" svg:y="-4.657cm"/>
          <draw:glue-point draw:id="8" svg:x="1.262cm" svg:y="-4.657cm"/>
        </draw:frame>
        <draw:connector draw:style-name="gr14" draw:text-style-name="P1" xml:id="id14" draw:id="id14" draw:layer="layout" draw:line-skew="0.357cm" svg:x1="16.4cm" svg:y1="15.677cm" svg:x2="19.844cm" svg:y2="10.286cm" draw:start-shape="id1" draw:start-glue-point="4" svg:d="M16400 15677v-3077h3444v-2314" svg:viewBox="0 0 3445 5392">
          <text:p/>
        </draw:connector>
        <draw:g xml:id="id22" draw:id="id22">
          <draw:line draw:style-name="gr15" draw:text-style-name="P1" xml:id="id2" draw:id="id2" draw:layer="layout" svg:x1="22.1cm" svg:y1="17.559cm" svg:x2="23.1cm" svg:y2="17.559cm">
            <text:p/>
          </draw:line>
          <draw:line draw:style-name="gr16" draw:text-style-name="P1" xml:id="id3" draw:id="id3" draw:layer="layout" svg:x1="23.7cm" svg:y1="17.559cm" svg:x2="24.7cm" svg:y2="17.559cm">
            <text:p/>
          </draw:line>
          <draw:connector draw:style-name="gr17" draw:text-style-name="P1" draw:layer="layout" draw:type="curve" svg:x1="23.1cm" svg:y1="17.559cm" svg:x2="23.7cm" svg:y2="17.559cm" draw:start-shape="id2" draw:start-glue-point="1" draw:end-shape="id3" draw:end-glue-point="3" svg:d="M23100 17559c0-1012 600-1012 600 0" svg:viewBox="0 0 601 760">
            <text:p/>
          </draw:connector>
          <draw:frame draw:style-name="gr18" draw:text-style-name="P2" draw:layer="layout" svg:width="2.572cm" svg:height="0.645cm" svg:x="22.128cm" svg:y="17.659cm">
            <draw:text-box>
              <text:p text:style-name="P2"><text:span text:style-name="T3">Coupe-circuit</text:span></text:p>
            </draw:text-box>
          </draw:frame>
        </draw:g>
        <draw:connector draw:style-name="gr17" draw:text-style-name="P1" xml:id="id19" draw:id="id19" draw:layer="layout" draw:type="line" svg:x1="14.1cm" svg:y1="16.2cm" svg:x2="13.6cm" svg:y2="16.2cm" draw:start-shape="id1" draw:start-glue-point="24" draw:end-shape="id1" draw:end-glue-point="23" svg:d="M14100 16200h-500" svg:viewBox="0 0 501 1">
          <text:p/>
        </draw:connector>
        <draw:connector draw:style-name="gr19" draw:text-style-name="P1" draw:layer="layout" svg:x1="27.101cm" svg:y1="5.454cm" svg:x2="24.892cm" svg:y2="4.873cm" draw:start-shape="id4" draw:start-glue-point="5" draw:end-shape="id5" draw:end-glue-point="8" svg:d="M27101 5454h-705v-1163h-1504v582" svg:viewBox="0 0 2210 1164">
          <text:p/>
        </draw:connector>
        <draw:connector draw:style-name="gr19" draw:text-style-name="P1" draw:layer="layout" svg:x1="23.894cm" svg:y1="7.171cm" svg:x2="24.592cm" svg:y2="7.171cm" draw:start-shape="id5" draw:start-glue-point="4" draw:end-shape="id5" draw:end-glue-point="6" svg:d="M23894 7171v501h698v-501" svg:viewBox="0 0 699 502">
          <text:p/>
        </draw:connector>
        <draw:g xml:id="id6" draw:id="id6">
          <draw:line draw:style-name="gr12" draw:text-style-name="P1" draw:layer="layout" svg:x1="25.9cm" svg:y1="7.453cm" svg:x2="26.5cm" svg:y2="7.453cm">
            <text:p/>
          </draw:line>
          <draw:line draw:style-name="gr12" draw:text-style-name="P1" draw:layer="layout" svg:x1="26.029cm" svg:y1="7.653cm" svg:x2="26.415cm" svg:y2="7.653cm">
            <text:p/>
          </draw:line>
          <draw:line draw:style-name="gr12" draw:text-style-name="P1" draw:layer="layout" svg:x1="26.157cm" svg:y1="7.853cm" svg:x2="26.286cm" svg:y2="7.853cm">
            <text:p/>
          </draw:line>
        </draw:g>
        <draw:connector draw:style-name="gr20" draw:text-style-name="P1" draw:layer="layout" svg:x1="27cm" svg:y1="5.854cm" svg:x2="26.2cm" svg:y2="7.453cm" draw:start-shape="id4" draw:start-glue-point="6" draw:end-shape="id6" draw:end-glue-point="0" svg:d="M27000 5854h-800v1599" svg:viewBox="0 0 801 1600">
          <text:p/>
        </draw:connector>
        <draw:connector draw:style-name="gr21" draw:text-style-name="P1" draw:layer="layout" draw:line-skew="-2.69cm" svg:x1="3.478cm" svg:y1="14.902cm" svg:x2="10.2cm" svg:y2="15.7cm" draw:start-shape="id7" draw:start-glue-point="5" draw:end-shape="id1" draw:end-glue-point="16" svg:d="M3478 14902h22v-702h6700v1500" svg:viewBox="0 0 6723 1501">
          <text:p/>
        </draw:connector>
        <draw:connector draw:style-name="gr19" draw:text-style-name="P1" xml:id="id24" draw:id="id24" draw:layer="layout" svg:x1="3.778cm" svg:y1="15.102cm" svg:x2="5.667cm" svg:y2="19.139cm" draw:start-shape="id7" draw:start-glue-point="4" svg:d="M3778 15102h1346v4037h543" svg:viewBox="0 0 1890 4038">
          <text:p/>
        </draw:connector>
        <draw:connector draw:style-name="gr22" draw:text-style-name="P1" draw:layer="layout" draw:line-skew="0.2cm" svg:x1="16.758cm" svg:y1="9.377cm" svg:x2="16.6cm" svg:y2="7.04cm" draw:start-shape="id8" draw:start-glue-point="4" draw:end-shape="id9" draw:end-glue-point="4" svg:d="M16758 9377h-458v-2337h300" svg:viewBox="0 0 459 2338">
          <text:p/>
        </draw:connector>
        <draw:connector draw:style-name="gr22" draw:text-style-name="P1" draw:layer="layout" draw:line-skew="2.457cm" svg:x1="16.6cm" svg:y1="7.04cm" svg:x2="15.046cm" svg:y2="3.902cm" draw:start-shape="id9" draw:start-glue-point="4" draw:end-shape="id10" draw:end-glue-point="4" svg:d="M16600 7040h-300v-4140h-1254v1002" svg:viewBox="0 0 1555 4141">
          <text:p/>
        </draw:connector>
        <draw:connector draw:style-name="gr22" draw:text-style-name="P1" draw:layer="layout" svg:x1="15.046cm" svg:y1="3.902cm" svg:x2="10.459cm" svg:y2="4.002cm" draw:start-shape="id10" draw:start-glue-point="4" draw:end-shape="id11" draw:end-glue-point="4" svg:d="M15046 3902v-1002h-4587v1102" svg:viewBox="0 0 4588 1103">
          <text:p/>
        </draw:connector>
        <draw:connector draw:style-name="gr23" draw:text-style-name="P1" draw:layer="layout" svg:x1="16.771cm" svg:y1="9.877cm" svg:x2="16.6cm" svg:y2="7.736cm" draw:start-shape="id8" draw:start-glue-point="6" draw:end-shape="id9" draw:end-glue-point="6" svg:d="M16771 9877h-671v-2141h500" svg:viewBox="0 0 672 2142">
          <text:p/>
        </draw:connector>
        <draw:connector draw:style-name="gr24" draw:text-style-name="P1" draw:layer="layout" draw:line-skew="-1.5cm" svg:x1="16.1cm" svg:y1="16.2cm" svg:x2="14.6cm" svg:y2="16.2cm" draw:start-shape="id1" draw:start-glue-point="28" draw:end-shape="id1" draw:end-glue-point="25" svg:d="M16100 16200h-1500" svg:viewBox="0 0 1501 1">
          <text:p/>
        </draw:connector>
        <draw:connector draw:style-name="gr25" draw:text-style-name="P1" draw:layer="layout" svg:x1="14.3cm" svg:y1="15.7cm" svg:x2="16.766cm" svg:y2="9.677cm" draw:start-shape="id1" draw:start-glue-point="8" draw:end-shape="id8" draw:end-glue-point="5" svg:d="M14300 15700v-6023h2466" svg:viewBox="0 0 2467 6024">
          <text:p/>
        </draw:connector>
        <draw:connector draw:style-name="gr26" draw:text-style-name="P1" draw:layer="layout" svg:x1="16.6cm" svg:y1="7.336cm" svg:x2="15.9cm" svg:y2="15.7cm" draw:start-shape="id9" draw:start-glue-point="5" draw:end-shape="id1" draw:end-glue-point="5" svg:d="M16600 7336h-700v8364" svg:viewBox="0 0 701 8365">
          <text:p/>
        </draw:connector>
        <draw:connector draw:style-name="gr21" draw:text-style-name="P1" draw:layer="layout" draw:line-skew="0cm 0cm 0.4cm" svg:x1="14.8cm" svg:y1="15.7cm" svg:x2="15.44cm" svg:y2="3.902cm" draw:start-shape="id1" draw:start-glue-point="7" draw:end-shape="id10" draw:end-glue-point="5" svg:d="M14800 15700v-4974h-957v-7426h1597v602" svg:viewBox="0 0 1598 12401">
          <text:p/>
        </draw:connector>
        <draw:connector draw:style-name="gr27" draw:text-style-name="P1" xml:id="id17" draw:id="id17" draw:layer="layout" svg:x1="15.4cm" svg:y1="15.7cm" svg:x2="11.73cm" svg:y2="13.111cm" draw:start-shape="id1" draw:start-glue-point="6" svg:d="M15400 15700v-2044h-3670v-545" svg:viewBox="0 0 3671 2590">
          <text:p/>
        </draw:connector>
        <draw:connector draw:style-name="gr20" draw:text-style-name="P1" xml:id="id16" draw:id="id16" draw:layer="layout" draw:line-skew="-1.5cm" svg:x1="10.5cm" svg:y1="16.2cm" svg:x2="12cm" svg:y2="16.2cm" draw:start-shape="id1" draw:start-glue-point="17" draw:end-shape="id1" draw:end-glue-point="20" svg:d="M10500 16200h1500" svg:viewBox="0 0 1501 1">
          <text:p/>
        </draw:connector>
        <draw:custom-shape draw:style-name="gr28" draw:text-style-name="P1" draw:layer="layout" svg:width="5.3cm" svg:height="10.5cm" svg:x="14.3cm" svg:y="1.7cm">
          <text:p text:style-name="P1">Corps d'admission</text:p>
          <draw:enhanced-geometry svg:viewBox="0 0 21600 21600" draw:type="rectangle" draw:enhanced-path="M 0 0 L 21600 0 21600 21600 0 21600 0 0 Z N"/>
        </draw:custom-shape>
        <draw:custom-shape draw:style-name="gr29" draw:text-style-name="P4" xml:id="id13" draw:id="id13" draw:layer="layout" svg:width="2.2cm" svg:height="1.3cm" svg:x="1.9cm" svg:y="7.9cm">
          <draw:glue-point draw:id="4" svg:x="5cm" svg:y="3.453cm"/>
          <draw:glue-point draw:id="5" svg:x="5cm" svg:y="0.376cm"/>
          <draw:glue-point draw:id="6" svg:x="5cm" svg:y="-3.453cm"/>
          <text:p text:style-name="P1"><text:span text:style-name="T7">PM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4" xml:id="id12" draw:id="id12" draw:layer="layout" svg:width="2.2cm" svg:height="1.3cm" svg:x="1.9cm" svg:y="10.7cm">
          <draw:glue-point draw:id="4" svg:x="5cm" svg:y="3.453cm"/>
          <draw:glue-point draw:id="5" svg:x="5cm" svg:y="0.376cm"/>
          <draw:glue-point draw:id="6" svg:x="5cm" svg:y="-3.453cm"/>
          <text:p text:style-name="P1"><text:span text:style-name="T7">Roue</text:span></text:p>
          <draw:enhanced-geometry svg:viewBox="0 0 21600 21600" draw:mirror-horizontal="true" draw:type="rectangle" draw:enhanced-path="M 0 0 L 21600 0 21600 21600 0 21600 0 0 Z N"/>
        </draw:custom-shape>
        <draw:frame draw:style-name="gr2" draw:text-style-name="P3" xml:id="id8" draw:id="id8" draw:layer="layout" svg:width="2.825cm" svg:height="2.385cm" draw:transform="rotate (1.57725404502728) translate (16.718cm 11.9cm)">
          <draw:image xlink:href="Pictures/100002010000005A0000004CDC54E64F.png" xlink:type="simple" xlink:show="embed" xlink:actuate="onLoad">
            <text:p text:style-name="P3"><text:span text:style-name="T6"/></text:p>
            <text:p text:style-name="P3"><text:span text:style-name="T6">MAP</text:span></text:p>
          </draw:image>
          <draw:glue-point draw:id="4" svg:x="-4.76cm" svg:y="-3.887cm"/>
          <draw:glue-point draw:id="5" svg:x="-4.727cm" svg:y="-2.83cm"/>
          <draw:glue-point draw:id="6" svg:x="-4.706cm" svg:y="-2.126cm"/>
        </draw:frame>
        <draw:connector draw:style-name="gr23" draw:text-style-name="P1" draw:layer="layout" draw:line-skew="0.3cm" svg:x1="4.1cm" svg:y1="11.798cm" svg:x2="4.1cm" svg:y2="8.998cm" draw:start-shape="id12" draw:start-glue-point="4" draw:end-shape="id13" draw:end-glue-point="4" svg:d="M4100 11798h800v-2800h-800" svg:viewBox="0 0 801 2801">
          <text:p/>
        </draw:connector>
        <draw:connector draw:style-name="gr22" draw:text-style-name="P1" draw:layer="layout" svg:x1="4.1cm" svg:y1="10.902cm" svg:x2="4.1cm" svg:y2="8.102cm" draw:start-shape="id12" draw:start-glue-point="6" draw:end-shape="id13" draw:end-glue-point="6" svg:d="M4100 10902h500v-2800h-500" svg:viewBox="0 0 501 2801">
          <text:p/>
        </draw:connector>
        <draw:connector draw:style-name="gr30" draw:text-style-name="P1" draw:layer="layout" svg:x1="10.7cm" svg:y1="15.7cm" svg:x2="4.1cm" svg:y2="11.398cm" draw:start-shape="id1" draw:start-glue-point="15" draw:end-shape="id12" draw:end-glue-point="5" svg:d="M10700 15700v-4302h-6600" svg:viewBox="0 0 6601 4303">
          <text:p/>
        </draw:connector>
        <draw:connector draw:style-name="gr23" draw:text-style-name="P1" draw:layer="layout" draw:line-skew="-5.9cm" svg:x1="14.6cm" svg:y1="16.2cm" svg:x2="4.1cm" svg:y2="11.798cm" draw:start-shape="id1" draw:start-glue-point="25" draw:end-shape="id12" draw:end-glue-point="4" svg:d="M14600 16200v-4400h-8400v-2h-2100" svg:viewBox="0 0 10501 4403">
          <text:p/>
        </draw:connector>
        <draw:connector draw:style-name="gr22" draw:text-style-name="P1" draw:layer="layout" draw:line-skew="-1.6cm -4.4cm" svg:x1="4.1cm" svg:y1="10.902cm" svg:x2="10.5cm" svg:y2="16.2cm" draw:start-shape="id12" draw:start-glue-point="6" draw:end-shape="id1" draw:end-glue-point="17" svg:d="M4100 10902h500v2398h5900v2900" svg:viewBox="0 0 6401 5299">
          <text:p/>
        </draw:connector>
        <draw:connector draw:style-name="gr24" draw:text-style-name="P1" draw:layer="layout" draw:line-skew="-3.9cm 8.3cm" svg:x1="16.1cm" svg:y1="16.2cm" svg:x2="16.771cm" svg:y2="9.877cm" draw:start-shape="id1" draw:start-glue-point="28" draw:end-shape="id8" draw:end-glue-point="6" svg:d="M16100 16200v-2400-3923h671" svg:viewBox="0 0 672 6324">
          <text:p/>
        </draw:connector>
        <draw:connector draw:style-name="gr22" draw:text-style-name="P1" draw:layer="layout" draw:line-skew="-8.3cm 5cm" svg:x1="12cm" svg:y1="16.2cm" svg:x2="16.758cm" svg:y2="9.377cm" draw:start-shape="id1" draw:start-glue-point="20" draw:end-shape="id8" draw:end-glue-point="4" svg:d="M12000 16200v-6800h800v-23h3958" svg:viewBox="0 0 4759 6824">
          <text:p/>
        </draw:connector>
        <draw:connector draw:style-name="gr14" draw:text-style-name="P1" draw:layer="layout" svg:x1="19.844cm" svg:y1="10.286cm" svg:x2="23.894cm" svg:y2="4.873cm" draw:start-shape="id14" draw:start-glue-point="3" draw:end-shape="id5" draw:end-glue-point="7" svg:d="M19844 10286v-5995h4050v582" svg:viewBox="0 0 4051 5996">
          <text:p/>
        </draw:connector>
        <draw:g xml:id="id15" draw:id="id15">
          <draw:line draw:style-name="gr12" draw:text-style-name="P1" draw:layer="layout" svg:x1="10.542cm" svg:y1="17.4cm" svg:x2="11.942cm" svg:y2="17.4cm">
            <text:p/>
          </draw:line>
          <draw:line draw:style-name="gr12" draw:text-style-name="P1" draw:layer="layout" svg:x1="10.842cm" svg:y1="17.7cm" svg:x2="11.742cm" svg:y2="17.7cm">
            <text:p/>
          </draw:line>
          <draw:line draw:style-name="gr12" draw:text-style-name="P1" draw:layer="layout" svg:x1="11.142cm" svg:y1="18cm" svg:x2="11.442cm" svg:y2="18cm">
            <text:p/>
          </draw:line>
        </draw:g>
        <draw:connector draw:style-name="gr20" draw:text-style-name="P1" draw:layer="layout" svg:x1="11.242cm" svg:y1="17.4cm" svg:x2="11.25cm" svg:y2="16.2cm" draw:start-shape="id15" draw:start-glue-point="0" draw:end-shape="id16" draw:end-glue-point="0" svg:d="M11242 17400v-600h8v-600" svg:viewBox="0 0 9 1201">
          <text:p/>
        </draw:connector>
        <draw:connector draw:style-name="gr31" draw:text-style-name="P1" draw:layer="layout" svg:x1="4.1cm" svg:y1="8.598cm" svg:x2="11.3cm" svg:y2="15.7cm" draw:start-shape="id13" draw:start-glue-point="5" draw:end-shape="id1" draw:end-glue-point="14" svg:d="M4100 8598h7200v7102" svg:viewBox="0 0 7201 7103">
          <text:p/>
        </draw:connector>
        <draw:connector draw:style-name="gr32" draw:text-style-name="P1" draw:layer="layout" draw:line-skew="0.4cm 2.3cm" svg:x1="10.855cm" svg:y1="4.002cm" svg:x2="11.73cm" svg:y2="13.111cm" draw:start-shape="id11" draw:start-glue-point="5" draw:end-shape="id17" draw:end-glue-point="3" svg:d="M10855 4002v-602h845v9711h30" svg:viewBox="0 0 876 9712">
          <text:p/>
        </draw:connector>
        <draw:connector draw:style-name="gr19" draw:text-style-name="P1" draw:layer="layout" draw:line-skew="-1.2cm" svg:x1="15.9cm" svg:y1="17.601cm" svg:x2="13.85cm" svg:y2="16.2cm" draw:start-shape="id18" draw:start-glue-point="5" draw:end-shape="id19" draw:end-glue-point="0" svg:d="M15900 17601h-2100v-1401h50" svg:viewBox="0 0 2101 1402">
          <text:p/>
        </draw:connector>
        <draw:connector draw:style-name="gr20" draw:text-style-name="P1" draw:layer="layout" svg:x1="28.3cm" svg:y1="19.2cm" svg:x2="26.999cm" svg:y2="18.2cm" draw:start-shape="id20" draw:start-glue-point="0" draw:end-shape="id21" draw:end-glue-point="5" svg:d="M28300 19200v-1502h-1301v502" svg:viewBox="0 0 1302 1503">
          <text:p/>
        </draw:connector>
        <draw:g xml:id="id25" draw:id="id25">
          <draw:glue-point draw:id="4" svg:x="-2.706cm" svg:y="4.225cm"/>
          <draw:glue-point draw:id="5" svg:x="-0.724cm" svg:y="4.225cm"/>
          <draw:frame draw:style-name="gr13" draw:text-style-name="P1" draw:layer="layout" svg:width="5.522cm" svg:height="4.533cm" draw:transform="rotate (-1.57219259019649) translate (24.5cm 8.806cm)">
            <draw:image xlink:href="Pictures/1000020100000217000001C4ED8661E6.png" xlink:type="simple" xlink:show="embed" xlink:actuate="onLoad">
              <text:p/>
            </draw:image>
          </draw:frame>
          <draw:custom-shape draw:style-name="gr33" draw:text-style-name="P1" draw:layer="layout" svg:width="0.774cm" svg:height="1.548cm" svg:x="23.4cm" svg:y="10.2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</draw:g>
        <draw:g xml:id="id18" draw:id="id18">
          <draw:glue-point draw:id="4" svg:x="5cm" svg:y="-3.06cm"/>
          <draw:glue-point draw:id="5" svg:x="-5cm" svg:y="-3.06cm"/>
          <draw:g draw:name="Fusible">
            <draw:custom-shape draw:style-name="gr34" draw:text-style-name="P1" draw:layer="layout" svg:width="0.7cm" svg:height="0.7cm" svg:x="15.9cm" svg:y="17.2cm">
              <text:p/>
              <draw:enhanced-geometry svg:viewBox="0 0 21600 21600" draw:type="block-arc" draw:modifiers="175.992806852666 10334.8024324651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34" draw:text-style-name="P1" draw:layer="layout" svg:width="0.7cm" svg:height="0.7cm" svg:x="16.6cm" svg:y="17.2cm">
              <text:p/>
              <draw:enhanced-geometry svg:viewBox="0 0 21600 21600" draw:mirror-vertical="true" draw:mirror-horizontal="false" draw:type="block-arc" draw:modifiers="175.992806852666 10334.8024324651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frame draw:style-name="gr35" draw:text-style-name="P5" draw:layer="layout" svg:width="1.277cm" svg:height="1.562cm" svg:x="15.9cm" svg:y="17.7cm">
            <draw:text-box>
              <text:p text:style-name="P5"><text:span text:style-name="T8">5A</text:span></text:p>
            </draw:text-box>
          </draw:frame>
        </draw:g>
        <draw:g xml:id="id23" draw:id="id23">
          <draw:glue-point draw:id="4" svg:x="-5cm" svg:y="-3.06cm"/>
          <draw:glue-point draw:id="5" svg:x="5cm" svg:y="-3.06cm"/>
          <draw:g draw:name="Fusible">
            <draw:custom-shape draw:style-name="gr34" draw:text-style-name="P1" draw:layer="layout" svg:width="0.7cm" svg:height="0.7cm" svg:x="20.7cm" svg:y="17.2cm">
              <text:p/>
              <draw:enhanced-geometry svg:viewBox="0 0 21600 21600" draw:type="block-arc" draw:modifiers="175.992806852666 10334.8024324651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34" draw:text-style-name="P1" draw:layer="layout" svg:width="0.7cm" svg:height="0.7cm" svg:x="21.4cm" svg:y="17.2cm">
              <text:p/>
              <draw:enhanced-geometry svg:viewBox="0 0 21600 21600" draw:mirror-vertical="true" draw:mirror-horizontal="false" draw:type="block-arc" draw:modifiers="175.992806852666 10334.8024324651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frame draw:style-name="gr35" draw:text-style-name="P6" draw:layer="layout" svg:width="1.277cm" svg:height="1.562cm" svg:x="20.7cm" svg:y="17.7cm">
            <draw:text-box>
              <text:p text:style-name="P6"><text:span text:style-name="T9">15A</text:span></text:p>
            </draw:text-box>
          </draw:frame>
        </draw:g>
        <draw:connector draw:style-name="gr19" draw:text-style-name="P1" draw:layer="layout" svg:x1="24.7cm" svg:y1="17.552cm" svg:x2="24.807cm" svg:y2="18.2cm" draw:start-shape="id22" draw:start-glue-point="1" draw:end-shape="id21" draw:end-glue-point="4" svg:d="M24700 17552h107v648" svg:viewBox="0 0 108 649">
          <text:p/>
        </draw:connector>
        <draw:connector draw:style-name="gr19" draw:text-style-name="P1" draw:layer="layout" svg:x1="17.3cm" svg:y1="17.601cm" svg:x2="20.7cm" svg:y2="17.601cm" draw:start-shape="id18" draw:start-glue-point="4" draw:end-shape="id23" draw:end-glue-point="4" svg:d="M17300 17601h3400" svg:viewBox="0 0 3401 1">
          <text:p/>
        </draw:connector>
        <draw:connector draw:style-name="gr19" draw:text-style-name="P1" draw:layer="layout" draw:line-skew="7.004cm" svg:x1="5.667cm" svg:y1="19.139cm" svg:x2="20.175cm" svg:y2="17.617cm" draw:start-shape="id24" draw:start-glue-point="3" svg:d="M5667 19139h14533v-1522h-25" svg:viewBox="0 0 14534 1523">
          <text:p/>
        </draw:connector>
        <draw:connector draw:style-name="gr36" draw:text-style-name="P1" draw:layer="layout" draw:line-skew="0cm 4.34cm" svg:x1="20.7cm" svg:y1="17.601cm" svg:x2="24.592cm" svg:y2="7.171cm" draw:start-shape="id23" draw:start-glue-point="4" draw:end-shape="id5" draw:end-glue-point="6" svg:d="M20700 17601h-550v-1101h4442v-9329" svg:viewBox="0 0 4443 10431">
          <text:p/>
        </draw:connector>
        <draw:connector draw:style-name="gr20" draw:text-style-name="P1" draw:layer="layout" svg:x1="21.901cm" svg:y1="13.899cm" svg:x2="18.1cm" svg:y2="15.8cm" draw:start-shape="id25" draw:start-glue-point="5" draw:end-shape="id1" draw:end-glue-point="30" svg:d="M21901 13899v1901h-3801" svg:viewBox="0 0 3802 1902">
          <text:p/>
        </draw:connector>
        <draw:connector draw:style-name="gr32" draw:text-style-name="P1" draw:layer="layout" svg:x1="18.1cm" svg:y1="15.4cm" svg:x2="21.001cm" svg:y2="13.899cm" draw:start-shape="id1" draw:start-glue-point="29" draw:end-shape="id25" draw:end-glue-point="4" svg:d="M18100 15400h2901v-1501" svg:viewBox="0 0 2902 1502">
          <text:p/>
        </draw:connector>
        <draw:frame draw:style-name="gr37" draw:layer="layout" svg:width="8.359cm" svg:height="1.707cm" svg:x="1.1cm" svg:y="1.9cm">
          <draw:text-box>
            <text:p><text:span text:style-name="T10">Solextronic</text:span></text:p>
            <text:p><text:span text:style-name="T11">https://github.com/TiboLGH/solextronic</text:span></text:p>
          </draw:text-box>
        </draw:frame>
        <draw:frame draw:style-name="gr37" draw:text-style-name="P8" draw:layer="layout" svg:width="3.927cm" svg:height="0.725cm" svg:x="18.173cm" svg:y="15.775cm">
          <draw:text-box>
            <text:p text:style-name="P7"><text:span text:style-name="T9">Connexion direc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333333" draw:end-color="#666666" draw:start-intensity="100%" draw:end-intensity="70%" draw:angle="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bat" draw:style="linear" draw:start-color="#111111" draw:end-color="#666666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22:04:16.777352713</meta:creation-date>
    <dc:date>2015-05-17T14:52:26.841523941</dc:date>
    <meta:editing-duration>P3DT5H21M34S</meta:editing-duration>
    <meta:editing-cycles>49</meta:editing-cycles>
    <meta:generator>LibreOffice/4.3.3.2$Linux_X86_64 LibreOffice_project/430m0$Build-2</meta:generator>
    <meta:document-statistic meta:object-count="92"/>
  </office:meta>
</office:document-meta>
</file>